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TeX Main" svg:font-family="'KaTeX Main', 'Times New Roman', serif"/>
    <style:font-face style:name="KaTeX Math" svg:font-family="'KaTeX Math'"/>
    <style:font-face style:name="Lato" svg:font-family="Lato, 'PingFang SC', 'Microsoft Ya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000000" fo:letter-spacing="normal"/>
    </style:style>
    <style:style style:name="P2" style:family="paragraph" style:parent-style-name="Standard">
      <style:text-properties fo:color="#000000"/>
    </style:style>
    <style:style style:name="P3" style:family="paragraph" style:parent-style-name="Heading_20_4">
      <style:paragraph-properties fo:margin-left="0in" fo:margin-right="0in" fo:margin-top="0.2193in" fo:margin-bottom="0.1646in" loext:contextual-spacing="false" fo:line-height="15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ato" fo:font-size="14.25pt" fo:letter-spacing="normal" fo:font-style="normal" fo:font-weight="bold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000000" fo:font-size="16pt" fo:letter-spacing="normal" style:font-size-asian="16pt" style:font-size-complex="16p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/>
      <style:text-properties fo:font-variant="normal" fo:text-transform="none" fo:color="#000000" style:font-name="KaTeX Math" fo:font-size="12.6499996185303pt" fo:letter-spacing="normal" fo:font-style="italic" fo:font-weight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orphans="2" fo:widows="2" fo:text-indent="0in" style:auto-text-indent="false"/>
      <style:text-properties fo:font-variant="normal" fo:text-transform="none" fo:color="#000000" style:font-name="KaTeX Main" fo:font-size="12.6499996185303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color="#000000"/>
    </style:style>
    <style:style style:name="P12" style:family="paragraph" style:parent-style-name="Heading_20_3">
      <style:text-properties fo:font-variant="normal" fo:text-transform="none" fo:color="#000000" style:font-name="Lato" fo:font-size="15.0500001907349pt" fo:letter-spacing="normal" fo:font-style="normal" fo:font-weight="bold"/>
    </style:style>
    <style:style style:name="P13" style:family="paragraph" style:parent-style-name="Heading_20_3">
      <style:paragraph-properties fo:margin-left="0in" fo:margin-right="0in" fo:margin-top="0.2193in" fo:margin-bottom="0.1646in" loext:contextual-spacing="false" fo:line-height="15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ato" fo:font-size="15.0500001907349pt" fo:letter-spacing="normal" fo:font-style="normal" fo:font-weight="bold"/>
    </style:style>
    <style:style style:name="T1" style:family="text">
      <style:text-properties style:font-name="Lato" fo:font-size="20.5499992370605pt" fo:font-style="normal" fo:font-weight="normal"/>
    </style:style>
    <style:style style:name="T2" style:family="text">
      <style:text-properties style:font-name="Lato" fo:font-size="12.6499996185303pt" fo:font-style="normal" fo:font-weight="normal"/>
    </style:style>
    <style:style style:name="T3" style:family="text">
      <style:text-properties style:font-name-asian="Lato" style:font-style-asian="normal" style:font-weight-asian="normal"/>
    </style:style>
    <style:style style:name="T4" style:family="text">
      <style:text-properties style:font-name-asian="Lato" style:font-size-asian="20.5499992370605pt" style:font-style-asian="normal" style:font-weight-asian="normal"/>
    </style:style>
    <style:style style:name="T5" style:family="text">
      <style:text-properties style:font-name-asian="Lato" style:font-size-asian="12.6499996185303pt" style:font-style-asian="normal" style:font-weight-asian="normal"/>
    </style:style>
    <style:style style:name="T6" style:family="text">
      <style:text-properties style:font-name="KaTeX Math" fo:font-style="italic"/>
    </style:style>
    <style:style style:name="T7" style:family="text">
      <style:text-properties style:font-name="KaTeX Math" fo:font-size="12.6499996185303pt" fo:font-style="italic" fo:font-weight="normal"/>
    </style:style>
    <style:style style:name="T8" style:family="text">
      <style:text-properties fo:font-variant="normal" fo:text-transform="none" fo:color="#555555" style:text-line-through-style="none" style:text-line-through-type="none" style:font-name="Lato" fo:font-size="12.6499996185303pt" fo:letter-spacing="normal" fo:font-style="normal" style:text-underline-style="none" fo:font-weight="normal" style:text-blinking="false" fo:background-color="transparent" loext:char-shading-value="0" loext:padding-left="0in" loext:padding-right="0in" loext:padding-top="0in" loext:padding-bottom="0.0193in" loext:border-left="none" loext:border-right="none" loext:border-top="none" loext:border-bottom="0.06pt solid #999999"/>
    </style:style>
    <style:style style:name="T9" style:family="text">
      <style:text-properties fo:font-variant="normal" fo:text-transform="none" style:text-line-through-style="none" style:text-line-through-type="none" style:font-name="Lato" fo:font-size="12.6499996185303pt" fo:letter-spacing="normal" fo:font-style="normal" style:text-underline-style="none" fo:font-weight="normal" style:text-blinking="false" fo:background-color="transparent" loext:char-shading-value="0" loext:padding-left="0in" loext:padding-right="0in" loext:padding-top="0in" loext:padding-bottom="0.0193in" loext:border-left="none" loext:border-right="none" loext:border-top="none" loext:border-bottom="0.06pt solid #999999"/>
    </style:style>
    <style:style style:name="T10" style:family="text">
      <style:text-properties fo:font-variant="normal" fo:text-transform="none" fo:color="#000000" style:text-line-through-style="none" style:text-line-through-type="none" style:font-name="Lato" fo:font-size="12.6499996185303pt" fo:letter-spacing="normal" fo:font-style="normal" style:text-underline-style="none" fo:font-weight="normal" style:text-blinking="false" fo:background-color="transparent" loext:char-shading-value="0" loext:padding-left="0in" loext:padding-right="0in" loext:padding-top="0in" loext:padding-bottom="0.0193in" loext:border-left="none" loext:border-right="none" loext:border-top="none" loext:border-bottom="0.06pt solid #999999"/>
    </style:style>
    <style:style style:name="T11" style:family="text">
      <style:text-properties style:font-name="KaTeX Main" fo:font-size="12.6499996185303pt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Hilbert-style</text:span><text:span text:style-name="T4">和</text:span><text:span text:style-name="T1">Gentzen-style</text:span><text:span text:style-name="T4">演绎系统</text:span></text:h>
      <text:p text:style-name="P4"><text:span text:style-name="T3">作者：thzt</text:span></text:p>
      <text:h text:style-name="P12" text:outline-level="3"><text:bookmark text:name="proof-calculus"/>1. Proof calculus</text:h>
      <text:p text:style-name="P5"><text:span text:style-name="T5">在数理逻辑（</text:span><text:span text:style-name="T2">mathematical logic</text:span><text:span text:style-name="T5">）中，</text:span></text:p>
      <text:p text:style-name="P5"><text:span text:style-name="T5">证明演算（</text:span><text:span text:style-name="T2">proof calculus</text:span><text:span text:style-name="T5">）界定了形式系统（</text:span><text:span text:style-name="T2">formal system</text:span><text:span text:style-name="T5">）的不同风格（</text:span><text:span text:style-name="T2">style</text:span><text:span text:style-name="T5">）。</text:span></text:p>
      <text:p text:style-name="P5"><text:span text:style-name="T5">最主流的两种风格（</text:span><text:span text:style-name="T2">style</text:span><text:span text:style-name="T5">）为，</text:span></text:p>
      <text:p text:style-name="P5"><text:span text:style-name="T5">希尔伯特风格（</text:span><text:span text:style-name="T2">Hilbert style</text:span><text:span text:style-name="T5">）和甘岑风格（</text:span><text:span text:style-name="T2">Gentzen style</text:span><text:span text:style-name="T5">）。</text:span></text:p>
      <text:p text:style-name="P11"/>
      <text:h text:style-name="P3" text:outline-level="4"><text:bookmark text:name="hilbert-style"/>1.1 Hilbert style</text:h>
      <text:p text:style-name="P5"><text:span text:style-name="T5">希尔伯特风格（</text:span><text:span text:style-name="T2">Hilbert style</text:span><text:span text:style-name="T5">）的证明演算（</text:span><text:span text:style-name="T2">proof calculus</text:span><text:span text:style-name="T5">），</text:span></text:p>
      <text:p text:style-name="P5"><text:span text:style-name="T5">其断言（</text:span><text:span text:style-name="T2">judgement</text:span><text:span text:style-name="T5">）由不包含条件的（</text:span><text:span text:style-name="T2">unconditional</text:span><text:span text:style-name="T5">）重言式（</text:span><text:span text:style-name="T2">tautology</text:span><text:span text:style-name="T5">）构成，</text:span></text:p>
      <text:p text:style-name="P5"><text:span text:style-name="T5">称为，希尔伯特系统（</text:span><text:span text:style-name="T2">Hilbert system</text:span><text:span text:style-name="T5">）。</text:span></text:p>
      <text:p text:style-name="P11"/>
      <text:h text:style-name="P3" text:outline-level="4"><text:bookmark text:name="gentzen-style"/>1.2 Gentzen style</text:h>
      <text:p text:style-name="P5"><text:span text:style-name="T5">甘岑风格（</text:span><text:span text:style-name="T2">Gentzen style</text:span><text:span text:style-name="T5">）的证明演算（</text:span><text:span text:style-name="T2">proof calculus</text:span><text:span text:style-name="T5">），</text:span></text:p>
      <text:p text:style-name="P5"><text:span text:style-name="T5">其断言（</text:span><text:span text:style-name="T2">judgement</text:span><text:span text:style-name="T5">）由包含条件的（</text:span><text:span text:style-name="T2">unconditional</text:span><text:span text:style-name="T5">）重言式（</text:span><text:span text:style-name="T2">tautology</text:span><text:span text:style-name="T5">）构成。</text:span></text:p>
      <text:p text:style-name="P5"><text:span text:style-name="T5">包括，自然演绎（</text:span><text:span text:style-name="T2">Natural deduction</text:span><text:span text:style-name="T5">）和相继式演算（</text:span><text:span text:style-name="T2">Sequent calculus</text:span><text:span text:style-name="T5">）。</text:span></text:p>
      <text:p text:style-name="P11"/>
      <text:p text:style-name="P5"><text:span text:style-name="T5">（</text:span><text:span text:style-name="T2">1</text:span><text:span text:style-name="T5">）自然演绎（</text:span><text:span text:style-name="T2">Natural deduction</text:span><text:span text:style-name="T5">）系统，</text:span></text:p>
      <text:p text:style-name="P5"><text:span text:style-name="T5">断言（</text:span><text:span text:style-name="T2">judgement</text:span><text:span text:style-name="T5">）的结论（</text:span><text:span text:style-name="T2">conclusion</text:span><text:span text:style-name="T5">）中，</text:span></text:p>
      <text:p text:style-name="P5"><text:span text:style-name="T5">只包含一个命题（</text:span><text:span text:style-name="T2">propostion</text:span><text:span text:style-name="T5">）。</text:span></text:p>
      <text:p text:style-name="P11"/>
      <text:p text:style-name="P5"><text:span text:style-name="T5">（</text:span><text:span text:style-name="T2">2</text:span><text:span text:style-name="T5">）相继式演算（</text:span><text:span text:style-name="T2">Sequent calculus</text:span><text:span text:style-name="T5">）系统，</text:span></text:p>
      <text:p text:style-name="P5"><text:span text:style-name="T5">断言（</text:span><text:span text:style-name="T2">judgement</text:span><text:span text:style-name="T5">）的结论（</text:span><text:span text:style-name="T2">conclusion</text:span><text:span text:style-name="T5">）中，</text:span></text:p>
      <text:p text:style-name="P5"><text:span text:style-name="T5">可以包含零个或多个命题（</text:span><text:span text:style-name="T2">propostion</text:span><text:span text:style-name="T5">）。</text:span></text:p>
      <text:p text:style-name="P11"/>
      <text:h text:style-name="P13" text:outline-level="3"><text:bookmark text:name="hilbert-system"/>2. Hilbert system</text:h>
      <text:p text:style-name="P5"><text:span text:style-name="T5">观察系统中断言（</text:span><text:span text:style-name="T2">judgement</text:span><text:span text:style-name="T5">）的形式，</text:span></text:p>
      <text:p text:style-name="P5"><text:span text:style-name="T5">是区分演绎系统（</text:span><text:span text:style-name="T2">deduction system</text:span><text:span text:style-name="T5">）风格（</text:span><text:span text:style-name="T2">style</text:span><text:span text:style-name="T5">）的一种常用方法。</text:span></text:p>
      <text:p text:style-name="P11"><text:soft-page-break/></text:p>
      <text:p text:style-name="P5"><text:span text:style-name="T5">希尔伯特系统（</text:span><text:span text:style-name="T2">Hilbert system</text:span><text:span text:style-name="T5">）中的断言（</text:span><text:span text:style-name="T2">judgement</text:span><text:span text:style-name="T5">）是最简单的，其形式为，</text:span></text:p>
      <text:p text:style-name="P8"><draw:frame draw:style-name="fr1" draw:name="Frame1" text:anchor-type="char" svg:width="0.0161in" draw:z-index="0"><draw:text-box fo:min-height="0.0161in"><text:p text:style-name="Text_20_body"/></draw:text-box></draw:frame>B</text:p>
      <text:p text:style-name="P5"><text:span text:style-name="T5">用以表示任何逻辑系统（</text:span><text:span text:style-name="T2">logic</text:span><text:span text:style-name="T5">）中的公式（</text:span><text:span text:style-name="T2">formula</text:span><text:span text:style-name="T5">）。</text:span></text:p>
      <text:p text:style-name="P11"/>
      <text:p text:style-name="P5"><text:span text:style-name="T5">例如，一阶逻辑（</text:span><text:span text:style-name="T2">first-order logic</text:span><text:span text:style-name="T5">），命题逻辑（</text:span><text:span text:style-name="T2">propositional logic</text:span><text:span text:style-name="T5">），</text:span></text:p>
      <text:p text:style-name="P5"><text:span text:style-name="T5">高阶逻辑（</text:span><text:span text:style-name="T2">higher-order logic</text:span><text:span text:style-name="T5">），或者模态逻辑（</text:span><text:span text:style-name="T2">modal logic</text:span><text:span text:style-name="T5">）。</text:span></text:p>
      <text:p text:style-name="P11"/>
      <text:p text:style-name="P5"><text:span text:style-name="T5">希尔伯特系统（</text:span><text:span text:style-name="T2">Hilbert system</text:span><text:span text:style-name="T5">）中的定理（</text:span><text:span text:style-name="T2">theorem</text:span><text:span text:style-name="T5">），</text:span></text:p>
      <text:p text:style-name="P5"><text:span text:style-name="T5">指的是一段有效证明（</text:span><text:span text:style-name="T2">valid proof</text:span><text:span text:style-name="T5">）的最终结论（</text:span><text:span text:style-name="T2">concluding judgement</text:span><text:span text:style-name="T5">）。</text:span></text:p>
      <text:p text:style-name="P11"/>
      <text:h text:style-name="P13" text:outline-level="3"><text:bookmark text:name="natural-deduction"/>3. Natural deduction</text:h>
      <text:p text:style-name="P5"><text:span text:style-name="T5">自然演绎（</text:span><text:span text:style-name="T2">Natural deduction</text:span><text:span text:style-name="T5">）系统中，其断言（</text:span><text:span text:style-name="T2">judgement</text:span><text:span text:style-name="T5">）形式如下，</text:span></text:p>
      <text:p text:style-name="P9"><draw:frame draw:style-name="fr1" draw:name="Frame2" text:anchor-type="char" svg:width="0.0161in" draw:z-index="1"><draw:text-box fo:min-height="0.0161in"><text:p text:style-name="Text_20_body"/></draw:text-box></draw:frame><text:span text:style-name="T6">A</text:span>​1​​,<text:span text:style-name="T6">A</text:span>​2​​,⋯,<text:span text:style-name="T6">A</text:span>​<text:span text:style-name="T6">n</text:span>​​⊢<text:span text:style-name="T6">B</text:span></text:p>
      <text:p text:style-name="P11"/>
      <text:p text:style-name="P6"><text:span text:style-name="T5">其中，</text:span><draw:frame draw:style-name="fr1" draw:name="Frame3" text:anchor-type="char" svg:width="0.0161in" draw:z-index="2"><draw:text-box fo:min-height="0.0161in"><text:p text:style-name="Text_20_body"/></draw:text-box></draw:frame><text:span text:style-name="T7">A</text:span><text:span text:style-name="T11">​1​​,</text:span><text:span text:style-name="T7">A</text:span><text:span text:style-name="T11">​2​​,⋯,</text:span><text:span text:style-name="T7">A</text:span><text:span text:style-name="T11">​</text:span><text:span text:style-name="T7">n</text:span><text:span text:style-name="T11">​​</text:span><text:span text:style-name="T5">和</text:span><draw:frame draw:style-name="fr1" draw:name="Frame4" text:anchor-type="char" svg:width="0.0161in" draw:z-index="3"><draw:text-box fo:min-height="0.0161in"><text:p text:style-name="Text_20_body"/></draw:text-box></draw:frame><text:span text:style-name="T7">B</text:span><text:span text:style-name="T5">都是公式（</text:span><text:span text:style-name="T2">formula</text:span><text:span text:style-name="T5">），</text:span><draw:frame draw:style-name="fr1" draw:name="Frame5" text:anchor-type="char" svg:width="0.0161in" draw:z-index="4"><draw:text-box fo:min-height="0.0161in"><text:p text:style-name="Text_20_body"/></draw:text-box></draw:frame><text:span text:style-name="T7">n</text:span><text:span text:style-name="T11">⩾0</text:span><text:span text:style-name="T5">，</text:span></text:p>
      <text:p text:style-name="P6"><draw:frame draw:style-name="fr1" draw:name="Frame6" text:anchor-type="char" svg:width="0.0161in" draw:z-index="5"><draw:text-box fo:min-height="0.0161in"><text:p text:style-name="Text_20_body"/></draw:text-box></draw:frame><text:span text:style-name="T7">A</text:span><text:span text:style-name="T11">​1​​,</text:span><text:span text:style-name="T7">A</text:span><text:span text:style-name="T11">​2​​,⋯,</text:span><text:span text:style-name="T7">A</text:span><text:span text:style-name="T11">​</text:span><text:span text:style-name="T7">n</text:span><text:span text:style-name="T11">​​</text:span><text:span text:style-name="T5">的顺序是无关紧要的。</text:span></text:p>
      <text:p text:style-name="P11"/>
      <text:p text:style-name="P5"><text:span text:style-name="T5">自然演绎（</text:span><text:span text:style-name="T2">Natural deduction</text:span><text:span text:style-name="T5">）系统中的定理（</text:span><text:span text:style-name="T2">theorem</text:span><text:span text:style-name="T5">），</text:span></text:p>
      <text:p text:style-name="P7"><text:span text:style-name="T5">指的是这样的公式（</text:span><text:span text:style-name="T2">formula</text:span><text:span text:style-name="T5">）</text:span><draw:frame draw:style-name="fr1" draw:name="Frame7" text:anchor-type="char" svg:width="0.0161in" draw:z-index="6"><draw:text-box fo:min-height="0.0161in"><text:p text:style-name="Text_20_body"/></draw:text-box></draw:frame><text:span text:style-name="T7">B</text:span><text:span text:style-name="T5">，</text:span></text:p>
      <text:p text:style-name="P7"><text:span text:style-name="T5">其中，</text:span><draw:frame draw:style-name="fr1" draw:name="Frame8" text:anchor-type="char" svg:width="0.0161in" draw:z-index="7"><draw:text-box fo:min-height="0.0161in"><text:p text:style-name="Text_20_body"/></draw:text-box></draw:frame><text:span text:style-name="T5">⊢</text:span><text:span text:style-name="T7">B</text:span><text:span text:style-name="T5">是一段有效证明（</text:span><text:span text:style-name="T2">valid proof</text:span><text:span text:style-name="T5">）的最终结论（</text:span><text:span text:style-name="T2">concluding judgement</text:span><text:span text:style-name="T5">）。</text:span></text:p>
      <text:p text:style-name="P11"/>
      <text:p text:style-name="P6"><text:span text:style-name="T5">公式（</text:span><text:span text:style-name="T2">formula</text:span><text:span text:style-name="T5">）</text:span><draw:frame draw:style-name="fr1" draw:name="Frame9" text:anchor-type="char" svg:width="0.0161in" draw:z-index="8"><draw:text-box fo:min-height="0.0161in"><text:p text:style-name="Text_20_body"/></draw:text-box></draw:frame><text:span text:style-name="T7">A</text:span><text:span text:style-name="T11">​1​​,</text:span><text:span text:style-name="T7">A</text:span><text:span text:style-name="T11">​2​​,⋯,</text:span><text:span text:style-name="T7">A</text:span><text:span text:style-name="T11">​</text:span><text:span text:style-name="T7">n</text:span><text:span text:style-name="T11">​​⊢</text:span><text:span text:style-name="T7">B</text:span><text:span text:style-name="T5">的语义（</text:span><text:span text:style-name="T2">semantics</text:span><text:span text:style-name="T5">）如下，</text:span></text:p>
      <text:p text:style-name="P6"><text:span text:style-name="T5">如果每一个</text:span><draw:frame draw:style-name="fr1" draw:name="Frame10" text:anchor-type="char" svg:width="0.0161in" draw:z-index="9"><draw:text-box fo:min-height="0.0161in"><text:p text:style-name="Text_20_body"/></draw:text-box></draw:frame><text:span text:style-name="T7">A</text:span><text:span text:style-name="T11">​1​​,</text:span><text:span text:style-name="T7">A</text:span><text:span text:style-name="T11">​2​​,⋯,</text:span><text:span text:style-name="T7">A</text:span><text:span text:style-name="T11">​</text:span><text:span text:style-name="T7">n</text:span><text:span text:style-name="T11">​​</text:span><text:span text:style-name="T5">成立，那么</text:span><draw:frame draw:style-name="fr1" draw:name="Frame11" text:anchor-type="char" svg:width="0.0161in" draw:z-index="10"><draw:text-box fo:min-height="0.0161in"><text:p text:style-name="Text_20_body"/></draw:text-box></draw:frame><text:span text:style-name="T7">B</text:span><text:span text:style-name="T5">也成立。</text:span></text:p>
      <text:p text:style-name="P11"/>
      <text:h text:style-name="P13" text:outline-level="3"><text:bookmark text:name="sequent-calculus"/>4.Sequent calculus</text:h>
      <text:p text:style-name="P5"><text:span text:style-name="T5">相继式演算（</text:span><text:span text:style-name="T2">Sequent calculus</text:span><text:span text:style-name="T5">）系统，将自然演绎（</text:span><text:span text:style-name="T2">Natural deduction</text:span><text:span text:style-name="T5">）一般化了，</text:span></text:p>
      <text:p text:style-name="P5"><text:span text:style-name="T5">其断言（</text:span><text:span text:style-name="T2">judgement</text:span><text:span text:style-name="T5">）的形式如下，</text:span></text:p>
      <text:p text:style-name="P9"><draw:frame draw:style-name="fr1" draw:name="Frame12" text:anchor-type="char" svg:width="0.0161in" draw:z-index="11"><draw:text-box fo:min-height="0.0161in"><text:p text:style-name="Text_20_body"/></draw:text-box></draw:frame><text:span text:style-name="T6">A</text:span>​1​​,<text:span text:style-name="T6">A</text:span>​2​​,⋯,<text:span text:style-name="T6">A</text:span>​<text:span text:style-name="T6">n</text:span>​​⊢<text:span text:style-name="T6">B</text:span>​1​​,<text:span text:style-name="T6">B</text:span>​2​​,⋯,<text:span text:style-name="T6">B</text:span>​<text:span text:style-name="T6">k</text:span>​​</text:p>
      <text:p text:style-name="P11"/>
      <text:p text:style-name="P6"><text:span text:style-name="T5">其中，</text:span><draw:frame draw:style-name="fr1" draw:name="Frame13" text:anchor-type="char" svg:width="0.0161in" draw:z-index="12"><draw:text-box fo:min-height="0.0161in"><text:p text:style-name="Text_20_body"/></draw:text-box></draw:frame><text:span text:style-name="T7">A</text:span><text:span text:style-name="T11">​1​​,</text:span><text:span text:style-name="T7">A</text:span><text:span text:style-name="T11">​2​​,⋯,</text:span><text:span text:style-name="T7">A</text:span><text:span text:style-name="T11">​</text:span><text:span text:style-name="T7">n</text:span><text:span text:style-name="T11">​​</text:span><text:span text:style-name="T5">称为前项（</text:span><text:span text:style-name="T2">antecedent</text:span><text:span text:style-name="T5">），</text:span></text:p>
      <text:p text:style-name="P6"><draw:frame draw:style-name="fr1" draw:name="Frame14" text:anchor-type="char" svg:width="0.0161in" draw:z-index="13"><draw:text-box fo:min-height="0.0161in"><text:p text:style-name="Text_20_body"/></draw:text-box></draw:frame><text:span text:style-name="T7">B</text:span><text:span text:style-name="T11">​1​​,</text:span><text:span text:style-name="T7">B</text:span><text:span text:style-name="T11">​2​​,⋯,</text:span><text:span text:style-name="T7">B</text:span><text:span text:style-name="T11">​</text:span><text:span text:style-name="T7">k</text:span><text:span text:style-name="T11">​​</text:span><text:span text:style-name="T5">称为后项（</text:span><text:span text:style-name="T2">succedent/consequent</text:span><text:span text:style-name="T5">），</text:span></text:p>
      <text:p text:style-name="P5"><text:span text:style-name="T5">它们合起来称为一个序列（</text:span><text:span text:style-name="T2">sequent</text:span><text:span text:style-name="T5">）。</text:span></text:p>
      <text:p text:style-name="P11"/>
      <text:p text:style-name="P5"><text:soft-page-break/><text:span text:style-name="T5">和自然演绎（</text:span><text:span text:style-name="T2">Natural deduction</text:span><text:span text:style-name="T5">）系统相似，</text:span></text:p>
      <text:p text:style-name="P6"><draw:frame draw:style-name="fr1" draw:name="Frame15" text:anchor-type="char" svg:width="0.0161in" draw:z-index="14"><draw:text-box fo:min-height="0.0161in"><text:p text:style-name="Text_20_body"/></draw:text-box></draw:frame><text:span text:style-name="T7">A</text:span><text:span text:style-name="T11">​1​​,</text:span><text:span text:style-name="T7">A</text:span><text:span text:style-name="T11">​2​​,⋯,</text:span><text:span text:style-name="T7">A</text:span><text:span text:style-name="T11">​</text:span><text:span text:style-name="T7">n</text:span><text:span text:style-name="T11">​​</text:span><text:span text:style-name="T5">和</text:span><draw:frame draw:style-name="fr1" draw:name="Frame16" text:anchor-type="char" svg:width="0.0161in" draw:z-index="15"><draw:text-box fo:min-height="0.0161in"><text:p text:style-name="Text_20_body"/></draw:text-box></draw:frame><text:span text:style-name="T7">B</text:span><text:span text:style-name="T11">​1​​,</text:span><text:span text:style-name="T7">B</text:span><text:span text:style-name="T11">​2​​,⋯,</text:span><text:span text:style-name="T7">B</text:span><text:span text:style-name="T11">​</text:span><text:span text:style-name="T7">k</text:span><text:span text:style-name="T11">​​</text:span><text:span text:style-name="T5">都是公式（</text:span><text:span text:style-name="T2">formula</text:span><text:span text:style-name="T5">），</text:span></text:p>
      <text:p text:style-name="P7"><draw:frame draw:style-name="fr1" draw:name="Frame17" text:anchor-type="char" svg:width="0.0161in" draw:z-index="16"><draw:text-box fo:min-height="0.0161in"><text:p text:style-name="Text_20_body"/></draw:text-box></draw:frame><text:span text:style-name="T7">n</text:span><text:span text:style-name="T5">和</text:span><draw:frame draw:style-name="fr1" draw:name="Frame18" text:anchor-type="char" svg:width="0.0161in" draw:z-index="17"><draw:text-box fo:min-height="0.0161in"><text:p text:style-name="Text_20_body"/></draw:text-box></draw:frame><text:span text:style-name="T7">k</text:span><text:span text:style-name="T5">都是非负整数，即断言（</text:span><text:span text:style-name="T2">judgement</text:span><text:span text:style-name="T5">）的左右两边都可以为空。</text:span></text:p>
      <text:p text:style-name="P11"/>
      <text:p text:style-name="P5"><text:span text:style-name="T5">相继式演算（</text:span><text:span text:style-name="T2">Sequent calculus</text:span><text:span text:style-name="T5">）系统中的定理（</text:span><text:span text:style-name="T2">theorem</text:span><text:span text:style-name="T5">），</text:span></text:p>
      <text:p text:style-name="P7"><text:span text:style-name="T5">指的是这样的公式（</text:span><text:span text:style-name="T2">formula</text:span><text:span text:style-name="T5">）</text:span><draw:frame draw:style-name="fr1" draw:name="Frame19" text:anchor-type="char" svg:width="0.0161in" draw:z-index="18"><draw:text-box fo:min-height="0.0161in"><text:p text:style-name="Text_20_body"/></draw:text-box></draw:frame><text:span text:style-name="T7">B</text:span><text:span text:style-name="T5">，</text:span></text:p>
      <text:p text:style-name="P7"><text:span text:style-name="T5">其中，</text:span><draw:frame draw:style-name="fr1" draw:name="Frame20" text:anchor-type="char" svg:width="0.0161in" draw:z-index="19"><draw:text-box fo:min-height="0.0161in"><text:p text:style-name="Text_20_body"/></draw:text-box></draw:frame><text:span text:style-name="T5">⊢</text:span><text:span text:style-name="T7">B</text:span><text:span text:style-name="T5">是一段有效证明（</text:span><text:span text:style-name="T2">valid proof</text:span><text:span text:style-name="T5">）的最终结论（</text:span><text:span text:style-name="T2">concluding judgement</text:span><text:span text:style-name="T5">）。</text:span></text:p>
      <text:p text:style-name="P11"/>
      <text:p text:style-name="P6"><text:span text:style-name="T5">公式（</text:span><text:span text:style-name="T2">formula</text:span><text:span text:style-name="T5">）</text:span><draw:frame draw:style-name="fr1" draw:name="Frame21" text:anchor-type="char" svg:width="0.0161in" draw:z-index="20"><draw:text-box fo:min-height="0.0161in"><text:p text:style-name="Text_20_body"/></draw:text-box></draw:frame><text:span text:style-name="T7">A</text:span><text:span text:style-name="T11">​1​​,</text:span><text:span text:style-name="T7">A</text:span><text:span text:style-name="T11">​2​​,⋯,</text:span><text:span text:style-name="T7">A</text:span><text:span text:style-name="T11">​</text:span><text:span text:style-name="T7">n</text:span><text:span text:style-name="T11">​​⊢</text:span><text:span text:style-name="T7">B</text:span><text:span text:style-name="T11">​1​​,</text:span><text:span text:style-name="T7">B</text:span><text:span text:style-name="T11">​2​​,⋯,</text:span><text:span text:style-name="T7">B</text:span><text:span text:style-name="T11">​</text:span><text:span text:style-name="T7">k</text:span><text:span text:style-name="T11">​​</text:span><text:span text:style-name="T5">的语义（</text:span><text:span text:style-name="T2">semantics</text:span><text:span text:style-name="T5">）如下，</text:span></text:p>
      <text:p text:style-name="P6"><text:span text:style-name="T5">如果每一个</text:span><draw:frame draw:style-name="fr1" draw:name="Frame22" text:anchor-type="char" svg:width="0.0161in" draw:z-index="21"><draw:text-box fo:min-height="0.0161in"><text:p text:style-name="Text_20_body"/></draw:text-box></draw:frame><text:span text:style-name="T7">A</text:span><text:span text:style-name="T11">​1​​,</text:span><text:span text:style-name="T7">A</text:span><text:span text:style-name="T11">​2​​,⋯,</text:span><text:span text:style-name="T7">A</text:span><text:span text:style-name="T11">​</text:span><text:span text:style-name="T7">n</text:span><text:span text:style-name="T11">​​</text:span><text:span text:style-name="T5">成立，那么</text:span><draw:frame draw:style-name="fr1" draw:name="Frame23" text:anchor-type="char" svg:width="0.0161in" draw:z-index="22"><draw:text-box fo:min-height="0.0161in"><text:p text:style-name="Text_20_body"/></draw:text-box></draw:frame><text:span text:style-name="T7">B</text:span><text:span text:style-name="T11">​1​​,</text:span><text:span text:style-name="T7">B</text:span><text:span text:style-name="T11">​2​​,⋯,</text:span><text:span text:style-name="T7">B</text:span><text:span text:style-name="T11">​</text:span><text:span text:style-name="T7">k</text:span><text:span text:style-name="T11">​​</text:span><text:span text:style-name="T5">中至少有一个成立。</text:span></text:p>
      <text:p text:style-name="P11"/>
      <text:h text:style-name="P13" text:outline-level="3"><text:bookmark text:name="reference"/>Reference</text:h>
      <text:p text:style-name="P10"><text:a xlink:type="simple" xlink:href="https://en.wikipedia.org/wiki/Proof_calculus" office:target-frame-name="_blank" xlink:show="new" text:style-name="Internet_20_link" text:visited-style-name="Visited_20_Internet_20_Link"><text:span text:style-name="T10">Proof calculus</text:span></text:a></text:p>
      <text:p text:style-name="P10"><text:a xlink:type="simple" xlink:href="https://en.wikipedia.org/wiki/Hilbert_system" office:target-frame-name="_blank" xlink:show="new" text:style-name="Internet_20_link" text:visited-style-name="Visited_20_Internet_20_Link"><text:span text:style-name="T10">Hilbert system</text:span></text:a></text:p>
      <text:p text:style-name="P10"><text:a xlink:type="simple" xlink:href="https://en.wikipedia.org/wiki/Natural_deduction" office:target-frame-name="_blank" xlink:show="new" text:style-name="Internet_20_link" text:visited-style-name="Visited_20_Internet_20_Link"><text:span text:style-name="T10">Natural deduction</text:span></text:a></text:p>
      <text:p text:style-name="P10"><text:a xlink:type="simple" xlink:href="https://en.wikipedia.org/wiki/Sequent_calculus" office:target-frame-name="_blank" xlink:show="new" text:style-name="Internet_20_link" text:visited-style-name="Visited_20_Internet_20_Link"><text:span text:style-name="T10">Sequent calculus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TeX Main" svg:font-family="'KaTeX Main', 'Times New Roman', serif"/>
    <style:font-face style:name="KaTeX Math" svg:font-family="'KaTeX Math'"/>
    <style:font-face style:name="Lato" svg:font-family="Lato, 'PingFang SC', 'Microsoft Ya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20:53.086631355</meta:creation-date>
    <dc:date>2017-11-07T17:21:58.776959277</dc:date>
    <meta:editing-duration>PT1M5S</meta:editing-duration>
    <meta:editing-cycles>1</meta:editing-cycles>
    <meta:document-statistic meta:table-count="0" meta:image-count="0" meta:object-count="0" meta:page-count="3" meta:paragraph-count="61" meta:word-count="750" meta:character-count="2015" meta:non-whitespace-character-count="1540"/>
    <meta:generator>LibreOffice/5.1.6.2$Linux_X86_64 LibreOffice_project/10m0$Build-2</meta:generator>
  </office:meta>
</office:document-meta>
</file>